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mono" svg:font-family="'Andale mono'"/>
    <style:font-face style:name="Helvetica" svg:font-family="Helvetica"/>
    <style:font-face style:name="Times" svg:font-family="Times"/>
    <style:font-face style:name="Book Antiqua" svg:font-family="'Book Antiqu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Body"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2" style:family="paragraph" style:parent-style-name="Body">
      <style:paragraph-properties fo:margin-left="1.27cm" fo:margin-right="0cm" fo:text-indent="-0.635cm" style:auto-text-indent="false"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/>
    </style:style>
    <style:style style:name="P4" style:family="paragraph" style:parent-style-name="Heading_20_2">
      <style:paragraph-properties>
        <style:tab-stops>
          <style:tab-stop style:position="0cm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/>
    </style:style>
    <style:style style:name="P5" style:family="paragraph" style:parent-style-name="Heading_20_2">
      <style:paragraph-properties>
        <style:tab-stops>
          <style:tab-stop style:position="0cm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/>
    </style:style>
    <style:style style:name="P6" style:family="paragraph" style:parent-style-name="Body">
      <style:paragraph-properties>
        <style:tab-stops>
          <style:tab-stop style:position="0cm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/>
    </style:style>
    <style:style style:name="T1" style:family="text">
      <style:text-properties fo:font-size="10pt" fo:language="en" fo:country="US" style:font-name-asian="Times New Roman" style:font-size-asian="10pt" style:language-asian="zxx" style:country-asian="none" style:font-name-complex="Times New Roman" style:font-size-complex="10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Outline">
        <text:list-item>
          <text:list>
            <text:list-header>
              <text:h text:style-name="P4" text:outline-level="2" text:is-list-header="true">For Open Source</text:h>
            </text:list-header>
          </text:list>
        </text:list-item>
      </text:list>
      <text:p text:style-name="P6">The Ice run-time requires an <text:span text:style-name="InlineCode">ObjectFactory</text:span> to know what specific type to create the data transmitted over the wire. It would also be possible to take the *.ice files and generate your own interface to the DME server, but extreme caution would be needed in guaranteeing client data consistency. XXX[Do we really want to say that]XXX</text:p>
      <text:list text:style-name="Outline" text:continue-numbering="true">
        <text:list-item>
          <text:list text:continue-numbering="true">
            <text:list-item>
              <text:h text:style-name="P4" text:outline-level="2">Debugging</text:h>
            </text:list-item>
          </text:list>
        </text:list-item>
      </text:list>
      <text:p text:style-name="P1">Application Server</text:p>
      <text:p text:style-name="P1">If the logging output is not sufficient, it is also possible to attach a debugger to the application server remotely. Screenshots of how to setup remote debugging of your server for Eclipse are available at </text:p>
      <text:p text:style-name="P2"><text:a xlink:type="simple" xlink:href="http://cvs.openmicroscopy.org.uk/tiki/tiki-index.php?page=Omero+Development"><text:span text:style-name="Internet_20_link"><text:span text:style-name="T1">http://cvs.openmicroscopy.org.uk/tiki/tiki-index.php?page=Omero+Development.</text:span></text:span></text:a></text:p>
      <text:p text:style-name="Body">An effective debugging session usually includes debugging the client up until the statement that is failing, connecting to the server, and then stepping over the failing statement.</text:p>
      <text:p text:style-name="Body">Exactly where breakpoints should be placed in the server is more an art than a science, but once the step is made in the client process, the server should reach the breakpoint and all variables can be inspected. </text:p>
      <text:p text:style-name="Body">There are some difficulties in debugging due to the use of method interception and java.lang.ThreadLocal fields. Developers should be aware of these techniques. For reference, see</text:p>
      <text:p text:style-name="P2"><text:a xlink:type="simple" xlink:href="http://static.springframework.org/spring/docs/2.0.x/reference/aop.html#aop-introduction-defn"><text:span text:style-name="Internet_20_link"><text:span text:style-name="T1">http://static.springframework.org/spring/docs/2.0.x/reference/aop.html#aop-introduction-defn</text:span></text:span></text:a></text:p>
      <text:p text:style-name="P2"><text:a xlink:type="simple" xlink:href="http://java.sun.com/j2se/1.5.0/docs/api/java/lang/ThreadLocal.html"><text:span text:style-name="Internet_20_link"><text:span text:style-name="T1">http://java.sun.com/j2se/1.5.0/docs/api/java/lang/ThreadLocal.html</text:span></text:span></text:a></text:p>
      <text:list text:style-name="Outline" text:continue-numbering="true">
        <text:list-item>
          <text:list text:continue-numbering="true">
            <text:list-header>
              <text:h text:style-name="P4" text:outline-level="2" text:is-list-header="true">Blitz Server</text:h>
            </text:list-header>
          </text:list>
        </text:list-item>
      </text:list>
      <text:p text:style-name="P3">same command “jdwp...”</text:p>
      <text:p text:style-name="P3">Blitz C++ Client </text:p>
      <text:p text:style-name="P3">g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mono" svg:font-family="'Andale mono'"/>
    <style:font-face style:name="Helvetica" svg:font-family="Helvetica"/>
    <style:font-face style:name="Times" svg:font-family="Times"/>
    <style:font-face style:name="Book Antiqua" svg:font-family="'Book Antiqu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212cm" fo:margin-bottom="0cm" fo:text-indent="0cm" style:auto-text-indent="false" fo:background-color="transparent" fo:keep-with-next="always" text:number-lines="true" text:line-number="0">
        <style:background-image/>
      </style:paragraph-properties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ody" style:family="paragraph" style:parent-style-name="Standard">
      <style:paragraph-properties fo:margin-top="0.071cm" fo:margin-bottom="0.141cm" style:line-height-at-least="0.176cm" fo:text-align="justify" style:justify-single-word="false" fo:orphans="2" fo:widows="2"/>
      <style:text-properties style:font-name="Book Antiqua"/>
    </style:style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WW-Absatz-Standardschriftart11" style:family="text"/>
    <style:style style:name="InlineCode" style:family="text">
      <style:text-properties style:font-name="Andale mono" fo:letter-spacing="-0.035cm" fo:font-weight="bold" style:font-weight-asian="bold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Josh Moore</meta:initial-creator>
    <meta:creation-date>2007-05-03T09:43:27</meta:creation-date>
    <dc:creator>Josh Moore</dc:creator>
    <dc:date>2007-05-04T21:45:59</dc:date>
    <dc:language>en-AU</dc:language>
    <meta:editing-cycles>3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28" meta:character-count="1439"/>
  </office:meta>
</office:document-meta>
</file>